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1C00000232A90BB653.png"/>
  <manifest:file-entry manifest:media-type="image/png" manifest:full-path="Pictures/100000000000051400000232C0D569A1.png"/>
  <manifest:file-entry manifest:media-type="image/png" manifest:full-path="Pictures/100000000000051D000002313C3B2879.png"/>
  <manifest:file-entry manifest:media-type="image/png" manifest:full-path="Pictures/100000000000051D0000023047F529B7.png"/>
  <manifest:file-entry manifest:media-type="image/png" manifest:full-path="Pictures/100000000000051A00000257D07279F1.png"/>
  <manifest:file-entry manifest:media-type="image/png" manifest:full-path="Pictures/1000000000000517000002329A62B4FD.png"/>
  <manifest:file-entry manifest:media-type="image/png" manifest:full-path="Pictures/100000000000051F0000023540A80FF7.png"/>
  <manifest:file-entry manifest:media-type="image/png" manifest:full-path="Pictures/10000000000005180000023576D109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4" style:family="paragraph" style:parent-style-name="Standard" style:master-page-name="Landscape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-0.512cm" svg:y="0.967cm" svg:width="26.831cm" svg:height="13.998cm" draw:z-index="0"><draw:image xlink:href="Pictures/100000000000051A00000257D07279F1.png" xlink:type="simple" xlink:show="embed" xlink:actuate="onLoad"/></draw:frame>Figure 1</text:p>
      <text:p text:style-name="P1"/>
      <text:p text:style-name="P3"><draw:frame draw:style-name="fr1" draw:name="graphics2" text:anchor-type="paragraph" svg:x="-0.353cm" svg:y="1.822cm" svg:width="26.989cm" svg:height="12.622cm" draw:z-index="1"><draw:image xlink:href="Pictures/100000000000051D0000023047F529B7.png" xlink:type="simple" xlink:show="embed" xlink:actuate="onLoad"/></draw:frame>Figure 2</text:p>
      <text:p text:style-name="P3">Figure 3</text:p>
      <text:p text:style-name="P2"><draw:frame draw:style-name="fr1" draw:name="graphics3" text:anchor-type="paragraph" svg:x="-0.538cm" svg:y="0.741cm" svg:width="26.963cm" svg:height="12.591cm" draw:z-index="2"><draw:image xlink:href="Pictures/100000000000051F0000023540A80FF7.png" xlink:type="simple" xlink:show="embed" xlink:actuate="onLoad"/></draw:frame></text:p>
      <text:p text:style-name="P3">Figure 4</text:p>
      <text:p text:style-name="P2"><draw:frame draw:style-name="fr1" draw:name="graphics4" text:anchor-type="paragraph" svg:x="-1.12cm" svg:y="0.661cm" svg:width="27.995cm" svg:height="14.266cm" draw:z-index="3"><draw:image xlink:href="Pictures/100000000000051C00000232A90BB653.png" xlink:type="simple" xlink:show="embed" xlink:actuate="onLoad"/></draw:frame></text:p>
      <text:p text:style-name="P3"><draw:frame draw:style-name="fr2" draw:name="graphics5" text:anchor-type="paragraph" svg:x="-1.173cm" svg:y="1.296cm" svg:width="28.048cm" svg:height="14.206cm" draw:z-index="4"><draw:image xlink:href="Pictures/100000000000051400000232C0D569A1.png" xlink:type="simple" xlink:show="embed" xlink:actuate="onLoad"/></draw:frame>Figure 5</text:p>
      <text:p text:style-name="P3">Figure 6</text:p>
      <text:p text:style-name="P1"><draw:frame draw:style-name="fr2" draw:name="graphics6" text:anchor-type="paragraph" svg:x="-1.226cm" svg:y="0.503cm" svg:width="28.021cm" svg:height="12.3cm" draw:z-index="5"><draw:image xlink:href="Pictures/1000000000000517000002329A62B4FD.png" xlink:type="simple" xlink:show="embed" xlink:actuate="onLoad"/></draw:frame></text:p>
      <text:p text:style-name="P3">Figure 7</text:p>
      <text:p text:style-name="P1"><draw:frame draw:style-name="fr2" draw:name="graphics7" text:anchor-type="paragraph" svg:x="-0.803cm" svg:y="0.639cm" svg:width="27.677cm" svg:height="13.31cm" draw:z-index="6"><draw:image xlink:href="Pictures/100000000000051D000002313C3B2879.png" xlink:type="simple" xlink:show="embed" xlink:actuate="onLoad"/></draw:frame></text:p>
      <text:p text:style-name="P3">Figure 8</text:p>
      <text:p text:style-name="P2"><draw:frame draw:style-name="fr2" draw:name="graphics8" text:anchor-type="paragraph" svg:x="-1.094cm" svg:y="0.409cm" svg:width="27.968cm" svg:height="13.839cm" draw:z-index="7"><draw:image xlink:href="Pictures/10000000000005180000023576D109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3-26T16:22:04.09</meta:creation-date>
    <dc:date>2014-04-15T17:34:46.02</dc:date>
    <dc:creator>Matthew Nunes</dc:creator>
    <meta:editing-duration>PT6H16M34S</meta:editing-duration>
    <meta:editing-cycles>6</meta:editing-cycles>
    <meta:generator>OpenOffice/4.0.1$Win32 OpenOffice.org_project/401m5$Build-9714</meta:generator>
    <meta:document-statistic meta:table-count="0" meta:image-count="8" meta:object-count="0" meta:page-count="8" meta:paragraph-count="8" meta:word-count="16" meta:character-count="64"/>
  </office:meta>
</office:document-meta>
</file>